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left="0cm" fo:margin-right="0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P1" style:family="paragraph" style:parent-style-name="Normal">
      <style:paragraph-properties fo:text-align="start" style:justify-single-word="false" fo:break-before="page"/>
      <style:text-properties fo:font-size="12pt"/>
    </style:style>
    <style:style style:name="P2" style:family="paragraph" style:parent-style-name="Normal">
      <style:paragraph-properties fo:text-align="center" style:justify-single-word="false" fo:break-before="page"/>
      <style:text-properties fo:font-size="12pt" fo:language="ru" fo:country="RU"/>
    </style:style>
    <style:style style:name="P3" style:family="paragraph" style:parent-style-name="Normal">
      <style:paragraph-properties fo:text-align="start" style:justify-single-word="false"/>
      <style:text-properties fo:font-size="12pt"/>
    </style:style>
    <style:style style:name="P4" style:family="paragraph" style:parent-style-name="Normal">
      <style:paragraph-properties fo:text-align="center" style:justify-single-word="false"/>
      <style:text-properties fo:font-size="12pt" fo:language="ru" fo:country="RU"/>
    </style:style>
    <style:style style:name="P5" style:family="paragraph" style:parent-style-name="Normal">
      <style:paragraph-properties fo:text-align="center" style:justify-single-word="false"/>
      <style:text-properties fo:font-size="12pt"/>
    </style:style>
    <style:style style:name="P6" style:family="paragraph" style:parent-style-name="Normal">
      <style:paragraph-properties fo:text-align="center" style:justify-single-word="false"/>
    </style:style>
    <style:style style:name="P7" style:family="paragraph" style:parent-style-name="Normal">
      <style:paragraph-properties fo:text-align="center" style:justify-single-word="false"/>
      <style:text-properties officeooo:rsid="0021fde3" officeooo:paragraph-rsid="0021fde3"/>
    </style:style>
    <style:style style:name="P8" style:family="paragraph" style:parent-style-name="Normal">
      <style:paragraph-properties fo:text-align="start" style:justify-single-word="false"/>
      <style:text-properties officeooo:rsid="0021fde3" officeooo:paragraph-rsid="0021fde3"/>
    </style:style>
    <style:style style:name="P9" style:family="paragraph" style:parent-style-name="Normal">
      <style:paragraph-properties fo:text-align="start" style:justify-single-word="false"/>
      <style:text-properties style:font-name="Courier New" officeooo:rsid="0021fde3" officeooo:paragraph-rsid="0021fde3"/>
    </style:style>
    <style:style style:name="P10" style:family="paragraph" style:parent-style-name="Normal">
      <style:paragraph-properties fo:text-align="center" style:justify-single-word="false"/>
      <style:text-properties style:font-name="Liberation Serif" officeooo:rsid="0021fde3" officeooo:paragraph-rsid="0021fde3"/>
    </style:style>
    <style:style style:name="P11" style:family="paragraph" style:parent-style-name="Normal" style:master-page-name="">
      <style:paragraph-properties fo:margin-left="0.499cm" fo:margin-right="0cm" fo:text-align="start" style:justify-single-word="false" fo:text-indent="0cm" style:auto-text-indent="false" style:page-number="auto" style:writing-mode="lr-tb"/>
      <style:text-properties style:font-name="Courier New" officeooo:rsid="0021fde3" officeooo:paragraph-rsid="0021fde3"/>
    </style:style>
    <style:style style:name="P12" style:family="paragraph" style:parent-style-name="Normal" style:master-page-name="">
      <style:paragraph-properties fo:margin-left="0cm" fo:margin-right="0cm" fo:text-align="start" style:justify-single-word="false" fo:text-indent="0.199cm" style:auto-text-indent="false" style:page-number="auto" style:writing-mode="lr-tb"/>
      <style:text-properties officeooo:rsid="0021fde3" officeooo:paragraph-rsid="0021fde3"/>
    </style:style>
    <style:style style:name="P13" style:family="paragraph" style:parent-style-name="Normal" style:master-page-name="">
      <style:paragraph-properties fo:margin-left="0cm" fo:margin-right="0cm" fo:text-align="start" style:justify-single-word="false" fo:text-indent="0.3cm" style:auto-text-indent="false" style:page-number="auto" style:writing-mode="lr-tb"/>
      <style:text-properties style:font-name="Liberation Serif" officeooo:rsid="0021fde3" officeooo:paragraph-rsid="0021fde3"/>
    </style:style>
    <style:style style:name="P14" style:family="paragraph" style:parent-style-name="Normal">
      <style:paragraph-properties fo:text-align="start" style:justify-single-word="false"/>
      <style:text-properties style:font-name="Courier New" officeooo:rsid="0021fde3" officeooo:paragraph-rsid="0021fde3"/>
    </style:style>
    <style:style style:name="P15" style:family="paragraph" style:parent-style-name="Normal">
      <style:paragraph-properties fo:text-align="start" style:justify-single-word="false"/>
      <style:text-properties style:font-name="Courier New" officeooo:rsid="00227b57" officeooo:paragraph-rsid="00227b57"/>
    </style:style>
    <style:style style:name="P16" style:family="paragraph" style:parent-style-name="Normal">
      <style:paragraph-properties fo:text-align="center" style:justify-single-word="false"/>
      <style:text-properties style:font-name="Courier New" officeooo:rsid="00227b57" officeooo:paragraph-rsid="00227b57"/>
    </style:style>
    <style:style style:name="P17" style:family="paragraph" style:parent-style-name="Normal">
      <style:paragraph-properties fo:text-align="center" style:justify-single-word="false"/>
      <style:text-properties style:font-name="Liberation Serif" officeooo:rsid="00227b57" officeooo:paragraph-rsid="00227b57"/>
    </style:style>
    <style:style style:name="P18" style:family="paragraph" style:parent-style-name="Normal" style:master-page-name="">
      <style:paragraph-properties fo:margin-left="0cm" fo:margin-right="0cm" fo:text-align="start" style:justify-single-word="false" fo:text-indent="0.199cm" style:auto-text-indent="false" style:page-number="auto" style:writing-mode="lr-tb"/>
      <style:text-properties style:font-name="Liberation Serif" officeooo:rsid="00227b57" officeooo:paragraph-rsid="00227b57"/>
    </style:style>
    <style:style style:name="T1" style:family="text">
      <style:text-properties fo:language="ru" fo:country="RU"/>
    </style:style>
    <style:style style:name="T2" style:family="text">
      <style:text-properties officeooo:rsid="00214dde"/>
    </style:style>
    <style:style style:name="T3" style:family="text">
      <style:text-properties officeooo:rsid="00227b57"/>
    </style:style>
    <style:style style:name="T4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Министерство образования Нижегородской области</text:p>
        <text:p text:style-name="P4">Государственное бюджетное образовательное учреждение</text:p>
        <text:p text:style-name="P4">среднего профессионального образования</text:p>
        <text:p text:style-name="P4">«Нижегородский радиотехнический колледж»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ОТЧЁТ</text:p>
        <text:p text:style-name="P4">по лабораторной работе №<text:span text:style-name="T2">3</text:span></text:p>
        <text:p text:style-name="P4">ТЕМА «<text:span text:style-name="T2">Резервные копии</text:span>»</text:p>
        <text:p text:style-name="P5"><text:span text:style-name="T1">Дисциплина «</text:span>Технология применения программных средств защиты информационных систем<text:span text:style-name="T1">»</text:span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P1">Выполнил</text:p>
              <text:p text:style-name="P3">студент</text:p>
              <text:p text:style-name="P3">группы <text:span text:style-name="T3">3</text:span>Ис-13-2с</text:p>
              <text:p text:style-name="P3">Старостьянц А.М.</text:p>
            </table:table-cell>
            <table:table-cell office:value-type="string">
              <text:p text:style-name="P1">Проверил</text:p>
              <text:p text:style-name="P3">преподаватель</text:p>
              <text:p text:style-name="P3">Слугин В.Г.</text:p>
            </table:table-cell>
          </table:table-row>
        </table:table>
        <text:p text:style-name="P4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P6">г. Нижний Новгород</text:p>
        <text:p text:style-name="P6">2015 г.</text:p>
        <text:p text:style-name="P8"><text:soft-page-break/></text:p>
        <text:p text:style-name="P12">Скрипт backup.sh создает резервную копию указанного каталого и удаляет бэкапы, созданные раньше указанного времени.</text:p>
        <text:p text:style-name="P8"/>
        <text:p text:style-name="P12">Сделать скрипт исполняемым:</text:p>
        <text:p text:style-name="P11">chmod +x backup.sh</text:p>
        <text:p text:style-name="P8"/>
        <text:p text:style-name="P12">Выполнить скрипт</text:p>
        <text:p text:style-name="P11">./backup.sh</text:p>
        <text:p text:style-name="P7">Листинг <text:span text:style-name="T4">backup.sh</text:span></text:p>
        <text:p text:style-name="P9">#!/bin/bash </text:p>
        <text:p text:style-name="P9">#Скрипт резервного копирования базы 1С </text:p>
        <text:p text:style-name="P9">if [ -z $1 ] </text:p>
        <text:p text:style-name="P9">then </text:p>
        <text:p text:style-name="P9">echo "Попробуйте запустить скрипт так: $0 'каталог для копирования'" </text:p>
        <text:p text:style-name="P9">exit 0 </text:p>
        <text:p text:style-name="P9">fi </text:p>
        <text:p text:style-name="P9"/>
        <text:p text:style-name="P9">postfix='base1c' </text:p>
        <text:p text:style-name="P9">input_file=$1 </text:p>
        <text:p text:style-name="P9">tar -czpf $(date +%Y-%m-%d)-$postfix.tar.gz $input_file </text:p>
        <text:p text:style-name="P9">m11_sec=5184000 # период в секундах, старше которого нужно удалить </text:p>
        <text:p text:style-name="P9">for i in $(ls *-$postfix.tar.gz) # цикл по всем файлам бэкапов </text:p>
        <text:p text:style-name="P9">do </text:p>
        <text:p text:style-name="P9"><text:s text:c="8"/>time=${i%-$postfix.tar.gz} # дата из имени файла </text:p>
        <text:p text:style-name="P9"><text:s text:c="8"/>$utime=$(date --date="$time" +%s) # дата в секундах из time </text:p>
        <text:p text:style-name="P9"><text:s text:c="8"/>current_utime=$(date +%s) # дата в секундах из текущего времени </text:p>
        <text:p text:style-name="P9"><text:s text:c="8"/>if [ $(($current_utime - $utime)) -gt $m11_sec ] # если разница в секундах между текущим unixtime и unixtime из файла больше заданного периода </text:p>
        <text:p text:style-name="P9"><text:s text:c="8"/>then </text:p>
        <text:p text:style-name="P9"><text:s text:c="8"/>rm $i # то удаляем файл </text:p>
        <text:p text:style-name="P9"><text:s text:c="8"/>fi </text:p>
        <text:p text:style-name="P9">done </text:p>
        <text:p text:style-name="P9"/>
        <text:p text:style-name="P13">Скрипт script.sh создает копии архива-бэкапа</text:p>
        <text:p text:style-name="P10">Листинг<text:span text:style-name="T4"> script.sh</text:span></text:p>
        <text:p text:style-name="P9">#!/bin/bash </text:p>
        <text:p text:style-name="P9"># Скрипт создания over9000 архивов </text:p>
        <text:p text:style-name="P9"/>
        <text:p text:style-name="P9">for i in $(seq -w 1 12) # проход по месяцам с добавлением нулей слева </text:p>
        <text:p text:style-name="P9">do </text:p>
        <text:p text:style-name="P9"><text:s text:c="8"/>for j in $(seq -w 1 31) # проход по дням с добавлением нулей слева </text:p>
        <text:p text:style-name="P9"><text:s text:c="8"/>do </text:p>
        <text:p text:style-name="P9"><text:s text:c="16"/>cp 2015-10-20-base1c.tar.gz 2015-"$i"-"$j"-base1c.tar.gz # копирование архива с новыми значения$ </text:p>
        <text:p text:style-name="P9"><text:s text:c="8"/>done </text:p>
        <text:p text:style-name="P9">done </text:p>
        <text:p text:style-name="P18"><text:soft-page-break/>Скрипт folders.sh создает указанное количество каталогов, подкаталогов и файлов</text:p>
        <text:p text:style-name="P17">Листинг <text:span text:style-name="T4">folders.sh</text:span></text:p>
        <text:p text:style-name="P16"/>
        <text:p text:style-name="P15">#!/bin/bash</text:p>
        <text:p text:style-name="P15"># создание кучи файлов в куче подкаталогов в куче каталогов</text:p>
        <text:p text:style-name="P15"></text:p>
        <text:p text:style-name="P15">if [[ -z $1 || -z $2 || -z $3 ]]</text:p>
        <text:p text:style-name="P15">then</text:p>
        <text:p text:style-name="P15"><text:s text:c="8"/>echo "Неверное количество параметров, запустите скрипт так: $0 количество_каталогов количество_подкаталогов"</text:p>
        <text:p text:style-name="P15"><text:s text:c="8"/>exit 0</text:p>
        <text:p text:style-name="P15">fi</text:p>
        <text:p text:style-name="P15"></text:p>
        <text:p text:style-name="P15">directory=$1</text:p>
        <text:p text:style-name="P15">subdirectory=$2</text:p>
        <text:p text:style-name="P15">file=$3</text:p>
        <text:p text:style-name="P15"></text:p>
        <text:p text:style-name="P15">mkdir temp</text:p>
        <text:p text:style-name="P15"></text:p>
        <text:p text:style-name="P15"></text:p>
        <text:p text:style-name="P15">while [ $directory -gt 0 ]; do</text:p>
        <text:p text:style-name="P15"><text:s text:c="8"/>mkdir temp/folder-$directory</text:p>
        <text:p text:style-name="P15"><text:s text:c="8"/>dir=$2</text:p>
        <text:p text:style-name="P15"><text:s text:c="8"/>while [ $dir -gt 0 ]; do</text:p>
        <text:p text:style-name="P15"><text:s text:c="16"/>mkdir temp/folder-$directory/subfolder-$dir</text:p>
        <text:p text:style-name="P15"><text:s text:c="16"/>f=$3</text:p>
        <text:p text:style-name="P15"><text:s text:c="16"/>while [ $f -gt 0 ]; do</text:p>
        <text:p text:style-name="P15"><text:s text:c="24"/>touch temp/folder-$directory/subfolder-$dir/file-$f</text:p>
        <text:p text:style-name="P15"><text:s text:c="24"/>let f--</text:p>
        <text:p text:style-name="P15"><text:s text:c="16"/>done</text:p>
        <text:p text:style-name="P15"><text:s text:c="16"/>let dir--</text:p>
        <text:p text:style-name="P15"><text:s text:c="8"/>done</text:p>
        <text:p text:style-name="P15"><text:s text:c="8"/>let directory--</text:p>
        <text:p text:style-name="P15">done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20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 LibreOffice_project/420m0$Build-2</meta:generator>
    <meta:creation-date>Fri Oct 16 13:50:47 2015
</meta:creation-date>
    <dc:date>2015-10-24T11:03:24.072072639</dc:date>
    <meta:editing-duration>PT13M45S</meta:editing-duration>
    <meta:editing-cycles>7</meta:editing-cycles>
    <meta:document-statistic meta:table-count="1" meta:image-count="0" meta:object-count="0" meta:page-count="4" meta:paragraph-count="87" meta:word-count="325" meta:character-count="2622" meta:non-whitespace-character-count="2040"/>
  </office:meta>
</office:document-meta>
</file>